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6735F00051AE6924B2157.wmf" manifest:media-type=""/>
  <manifest:file-entry manifest:full-path="Pictures/200000090006735F00051AE656B68A34.wmf" manifest:media-type=""/>
  <manifest:file-entry manifest:full-path="Pictures/200000090009E68600078788BC44BAE0.wmf" manifest:media-type=""/>
  <manifest:file-entry manifest:full-path="Pictures/200000090009E68600078788B1D6AFE4.wmf" manifest:media-type=""/>
  <manifest:file-entry manifest:full-path="Pictures/2000000900081044000665BBBD1E0B53.wmf" manifest:media-type=""/>
  <manifest:file-entry manifest:full-path="Pictures/200000090007177F000582C4073D4886.wmf" manifest:media-type=""/>
  <manifest:file-entry manifest:full-path="Pictures/2000000900032C0B000474168538FBA5.wmf" manifest:media-type=""/>
  <manifest:file-entry manifest:full-path="Pictures/200000090009E6860007878867756068.wmf" manifest:media-type=""/>
  <manifest:file-entry manifest:full-path="Pictures/2000000900032C0B0004741643236FBA.wmf" manifest:media-type=""/>
  <manifest:file-entry manifest:full-path="Pictures/20000009000986D10006D314EBDE1B27.wmf" manifest:media-type=""/>
  <manifest:file-entry manifest:full-path="Pictures/20000009000986D10006D3146A34F4DC.wmf" manifest:media-type=""/>
  <manifest:file-entry manifest:full-path="Pictures/20000009000986D10006D314F0AA74AE.wmf" manifest:media-type=""/>
  <manifest:file-entry manifest:full-path="Pictures/2000000900081044000665BB1ECF9724.wmf" manifest:media-type=""/>
  <manifest:file-entry manifest:full-path="Pictures/200000090006735F00051AE60FCCC710.wmf" manifest:media-type=""/>
  <manifest:file-entry manifest:full-path="Pictures/20000009000AEFBA0007F2312235A64C.wmf" manifest:media-type=""/>
  <manifest:file-entry manifest:full-path="Pictures/200000090006735F00051AE62A27581C.wmf" manifest:media-type=""/>
  <manifest:file-entry manifest:full-path="Pictures/200000090009E6860007878811F8E820.wmf" manifest:media-type=""/>
  <manifest:file-entry manifest:full-path="Pictures/200000090007177F000582C410F756E4.wmf" manifest:media-type=""/>
  <manifest:file-entry manifest:full-path="Pictures/200000090006735F00051AE69DC512D7.wmf" manifest:media-type=""/>
  <manifest:file-entry manifest:full-path="Pictures/200000090009E68600078788E8B8EB45.wmf" manifest:media-type=""/>
  <manifest:file-entry manifest:full-path="Pictures/200000090009E6860007878883582CFF.wmf" manifest:media-type=""/>
  <manifest:file-entry manifest:full-path="Pictures/20000009000AEFBA0007F231DDE07929.wmf" manifest:media-type=""/>
  <manifest:file-entry manifest:full-path="Pictures/200000090006735F00051AE6B265F316.wmf" manifest:media-type=""/>
  <manifest:file-entry manifest:full-path="Pictures/200000090006735F00051AE66C5D07CB.wmf" manifest:media-type=""/>
  <manifest:file-entry manifest:full-path="Pictures/20000009000AEFBA0007F231460CBB89.wmf" manifest:media-type=""/>
  <manifest:file-entry manifest:full-path="Pictures/200000090007177F000582C43E224AE1.wmf" manifest:media-type=""/>
  <manifest:file-entry manifest:full-path="Pictures/200000090008B19A0005A6522C27462B.wmf" manifest:media-type=""/>
  <manifest:file-entry manifest:full-path="Pictures/20000009000AEFBA0007F231282F6BBB.wmf" manifest:media-type=""/>
  <manifest:file-entry manifest:full-path="Pictures/200000090008B19A0005A652674B0ACF.wmf" manifest:media-type=""/>
  <manifest:file-entry manifest:full-path="Pictures/200000090009E6860007878897E10F3A.wmf" manifest:media-type=""/>
  <manifest:file-entry manifest:full-path="Pictures/200000090009E686000787885F43402B.wmf" manifest:media-type=""/>
  <manifest:file-entry manifest:full-path="Pictures/200000090006735F00051AE617C32893.wmf" manifest:media-type=""/>
  <manifest:file-entry manifest:full-path="Pictures/200000090006735F00051AE60E8E2979.wmf" manifest:media-type=""/>
  <manifest:file-entry manifest:full-path="Pictures/20000009000AEFBA0007F231DA208682.wmf" manifest:media-type=""/>
  <manifest:file-entry manifest:full-path="Pictures/200000090006735F00051AE6A34994D0.wmf" manifest:media-type=""/>
  <manifest:file-entry manifest:full-path="Pictures/200000090009E6860007878890BE66D8.wmf" manifest:media-type=""/>
  <manifest:file-entry manifest:full-path="Pictures/2000000900032C0B00047416DBBAB96D.wmf" manifest:media-type=""/>
  <manifest:file-entry manifest:full-path="Pictures/200000090007177F000582C4DC764CD0.wmf" manifest:media-type=""/>
  <manifest:file-entry manifest:full-path="Pictures/200000090009E686000787882DA12F7A.wmf" manifest:media-type=""/>
  <manifest:file-entry manifest:full-path="Pictures/200000090007177F000582C4B749FA57.wmf" manifest:media-type=""/>
  <manifest:file-entry manifest:full-path="Pictures/200000090006735F00051AE6049B7F26.wmf" manifest:media-type=""/>
  <manifest:file-entry manifest:full-path="Pictures/200000090006735F00051AE6AF4ACEC4.wmf" manifest:media-type=""/>
  <manifest:file-entry manifest:full-path="Pictures/200000090006735F00051AE62DB8CE34.wmf" manifest:media-type=""/>
  <manifest:file-entry manifest:full-path="Pictures/200000090006735F00051AE67F5A5144.wmf" manifest:media-type=""/>
  <manifest:file-entry manifest:full-path="Pictures/200000090009E68600078788892C4442.wmf" manifest:media-type=""/>
  <manifest:file-entry manifest:full-path="Pictures/200000090009E68600078788D3FED44E.wmf" manifest:media-type=""/>
  <manifest:file-entry manifest:full-path="Pictures/200000090009E6860007878886E4AEC8.wmf" manifest:media-type=""/>
  <manifest:file-entry manifest:full-path="Pictures/200000090006735F00051AE6ACF21CF2.wmf" manifest:media-type=""/>
  <manifest:file-entry manifest:full-path="Pictures/200000090006735F00051AE644C66A68.wmf" manifest:media-type=""/>
  <manifest:file-entry manifest:full-path="Pictures/200000090008B19A0005A652A19BC165.wmf" manifest:media-type=""/>
  <manifest:file-entry manifest:full-path="Pictures/20000009000986D10006D314DB9F32E8.wmf" manifest:media-type=""/>
  <manifest:file-entry manifest:full-path="Pictures/200000090009E6860007878842FA9920.wmf" manifest:media-type=""/>
  <manifest:file-entry manifest:full-path="Pictures/200000090009E6860007878804202917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lephon A</text:span></text:p>
      <text:p text:style-name="Standard"><text:span text:style-name="T1">xx</text:span></text:p>
      <text:p text:style-name="Standard"><draw:frame draw:style-name="fr1" text:anchor-type="as-char" svg:width="24.523cm" svg:height="18.65cm" draw:z-index="0"><draw:image xlink:href="Pictures/200000090009E686000787882DA12F7A.wmf" xlink:type="simple" xlink:show="embed" xlink:actuate="onLoad"/></draw:frame><text:span text:style-name="T1"> </text:span></text:p>
      <text:p text:style-name="Standard"><text:span text:style-name="T1">xx</text:span></text:p>
      <text:p text:style-name="Standard"><text:span text:style-name="T1">Kunde</text:span></text:p>
      <text:p text:style-name="Standard"><text:soft-page-break/><draw:frame draw:style-name="fr1" text:anchor-type="as-char" svg:width="21.534cm" svg:height="13.995cm" draw:z-index="1"><draw:image xlink:href="Pictures/200000090008B19A0005A652674B0ACF.wmf" xlink:type="simple" xlink:show="embed" xlink:actuate="onLoad"/></draw:frame></text:p>
      <text:p text:style-name="Standard"><text:span text:style-name="T1">xx</text:span></text:p>
      <text:p text:style-name="Standard"><text:span text:style-name="T1">Amtsleitung</text:span></text:p>
      <text:p text:style-name="Standard"><text:soft-page-break/><draw:frame draw:style-name="fr1" text:anchor-type="as-char" svg:width="15.977cm" svg:height="12.645cm" draw:z-index="2"><draw:image xlink:href="Pictures/200000090006735F00051AE60E8E2979.wmf" xlink:type="simple" xlink:show="embed" xlink:actuate="onLoad"/></draw:frame></text:p>
      <text:p text:style-name="Standard"><text:span text:style-name="T1">x</text:span></text:p>
      <text:p text:style-name="Standard"><text:span text:style-name="T1">Amtsleitung</text:span></text:p>
      <text:p text:style-name="Standard"><text:soft-page-break/><draw:frame draw:style-name="fr1" text:anchor-type="as-char" svg:width="15.977cm" svg:height="12.645cm" draw:z-index="3"><draw:image xlink:href="Pictures/200000090006735F00051AE66C5D07CB.wmf" xlink:type="simple" xlink:show="embed" xlink:actuate="onLoad"/></draw:frame></text:p>
      <text:p text:style-name="Standard"><text:span text:style-name="T1">x</text:span></text:p>
      <text:p text:style-name="Standard"><text:span text:style-name="T1">Verkäufer</text:span></text:p>
      <text:p text:style-name="Standard"><text:soft-page-break/><draw:frame draw:style-name="fr1" text:anchor-type="as-char" svg:width="23.597cm" svg:height="16.903cm" draw:z-index="4"><draw:image xlink:href="Pictures/20000009000986D10006D3146A34F4DC.wmf" xlink:type="simple" xlink:show="embed" xlink:actuate="onLoad"/></draw:frame></text:p>
      <text:p text:style-name="Standard"><text:span text:style-name="T1">xx</text:span></text:p>
      <text:p text:style-name="Standard"><text:span text:style-name="T1">Anrufabweisung</text:span></text:p>
      <text:p text:style-name="Standard"><text:soft-page-break/><draw:frame draw:style-name="fr1" text:anchor-type="as-char" svg:width="17.567cm" svg:height="13.651cm" draw:z-index="5"><draw:image xlink:href="Pictures/200000090007177F000582C4073D4886.wmf" xlink:type="simple" xlink:show="embed" xlink:actuate="onLoad"/></draw:frame></text:p>
      <text:p text:style-name="Standard"><text:span text:style-name="T1">xx</text:span></text:p>
      <text:p text:style-name="Standard"><text:span text:style-name="T1">Anrufende</text:span></text:p>
      <text:p text:style-name="Standard"><text:soft-page-break/><draw:frame draw:style-name="fr1" text:anchor-type="as-char" svg:width="17.567cm" svg:height="13.651cm" draw:z-index="6"><draw:image xlink:href="Pictures/200000090007177F000582C43E224AE1.wmf" xlink:type="simple" xlink:show="embed" xlink:actuate="onLoad"/></draw:frame></text:p>
      <text:p text:style-name="Standard"><text:span text:style-name="T1">xx</text:span></text:p>
      <text:p text:style-name="Standard"><text:span text:style-name="T1">Simulationsparameter </text:span></text:p>
      <text:p text:style-name="Standard"><text:soft-page-break/><draw:frame draw:style-name="fr1" text:anchor-type="as-char" svg:width="7.856cm" svg:height="11.031cm" draw:z-index="7"><draw:image xlink:href="Pictures/2000000900032C0B000474168538FBA5.wmf" xlink:type="simple" xlink:show="embed" xlink:actuate="onLoad"/></draw:frame></text:p>
      <text:p text:style-name="Standard"><text:span text:style-name="T1">Auswertung:</text:span></text:p>
      <text:p text:style-name="Standard"><text:span text:style-name="T1">"Ergebnisse / Layoutgraphik / Durchsatz"</text:span></text:p>
      <text:p text:style-name="Standard"><text:soft-page-break/><draw:frame draw:style-name="fr1" text:anchor-type="as-char" svg:width="24.523cm" svg:height="18.65cm" draw:z-index="8"><draw:image xlink:href="Pictures/200000090009E6860007878897E10F3A.wmf" xlink:type="simple" xlink:show="embed" xlink:actuate="onLoad"/></draw:frame></text:p>
      <text:p text:style-name="Standard"><text:span text:style-name="T1">xx</text:span></text:p>
      <text:p text:style-name="Standard"><text:span text:style-name="T1">"Ergebnisse / Prozentuale Belegung / "</text:span></text:p>
      <text:p text:style-name="Standard"><text:soft-page-break/><draw:frame draw:style-name="fr1" text:anchor-type="as-char" svg:width="24.523cm" svg:height="18.65cm" draw:z-index="9"><draw:image xlink:href="Pictures/200000090009E68600078788BC44BAE0.wmf" xlink:type="simple" xlink:show="embed" xlink:actuate="onLoad"/></draw:frame></text:p>
      <text:p text:style-name="Standard"><text:span text:style-name="T1">xx</text:span></text:p>
      <text:p text:style-name="P1"/>
      <text:p text:style-name="Standard"><text:span text:style-name="T1">Telephonanlage B:</text:span></text:p>
      <text:p text:style-name="P1"/>
      <text:p text:style-name="Standard"><text:span text:style-name="T1">wichtig ist bei Lager, Anzahl der Eingänge = 1 zu setzen ( Default = 2 )</text:span></text:p>
      <text:p text:style-name="Standard"><text:span text:style-name="T1">xx</text:span></text:p>
      <text:p text:style-name="Standard"><text:span text:style-name="T1">Modell</text:span></text:p>
      <text:p text:style-name="Standard"><text:soft-page-break/><draw:frame draw:style-name="fr1" text:anchor-type="as-char" svg:width="27.09cm" svg:height="19.681cm" draw:z-index="10"><draw:image xlink:href="Pictures/20000009000AEFBA0007F231DA208682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7.856cm" svg:height="11.031cm" draw:z-index="11"><draw:image xlink:href="Pictures/2000000900032C0B0004741643236FBA.wmf" xlink:type="simple" xlink:show="embed" xlink:actuate="onLoad"/></draw:frame></text:p>
      <text:p text:style-name="Standard"><text:span text:style-name="T1">xx</text:span></text:p>
      <text:p text:style-name="Standard"><text:span text:style-name="T1">Anrufer</text:span></text:p>
      <text:p text:style-name="Standard"><text:soft-page-break/><draw:frame draw:style-name="fr1" text:anchor-type="as-char" svg:width="21.534cm" svg:height="13.995cm" draw:z-index="12"><draw:image xlink:href="Pictures/200000090008B19A0005A6522C27462B.wmf" xlink:type="simple" xlink:show="embed" xlink:actuate="onLoad"/></draw:frame></text:p>
      <text:p text:style-name="P1"/>
      <text:p text:style-name="Standard"><text:span text:style-name="T1">xx</text:span></text:p>
      <text:p text:style-name="Standard"><text:span text:style-name="T1">Alle Anrufe</text:span></text:p>
      <text:p text:style-name="Standard"><text:soft-page-break/><draw:frame draw:style-name="fr1" text:anchor-type="as-char" svg:width="15.977cm" svg:height="12.645cm" draw:z-index="13"><draw:image xlink:href="Pictures/200000090006735F00051AE617C32893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14"><draw:image xlink:href="Pictures/200000090006735F00051AE644C66A68.wmf" xlink:type="simple" xlink:show="embed" xlink:actuate="onLoad"/></draw:frame></text:p>
      <text:p text:style-name="Standard"><text:span text:style-name="T1">xx</text:span></text:p>
      <text:p text:style-name="Standard"><text:span text:style-name="T1">Amtsleitung</text:span></text:p>
      <text:p text:style-name="Standard"><text:soft-page-break/><draw:frame draw:style-name="fr1" text:anchor-type="as-char" svg:width="15.977cm" svg:height="12.645cm" draw:z-index="15"><draw:image xlink:href="Pictures/200000090006735F00051AE69DC512D7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16"><draw:image xlink:href="Pictures/200000090006735F00051AE6AF4ACEC4.wmf" xlink:type="simple" xlink:show="embed" xlink:actuate="onLoad"/></draw:frame></text:p>
      <text:p text:style-name="Standard"><text:span text:style-name="T1">xx</text:span></text:p>
      <text:p text:style-name="Standard"><text:span text:style-name="T1">Wiederanrufer</text:span></text:p>
      <text:p text:style-name="Standard"><text:soft-page-break/><draw:frame draw:style-name="fr1" text:anchor-type="as-char" svg:width="15.977cm" svg:height="12.645cm" draw:z-index="17"><draw:image xlink:href="Pictures/200000090006735F00051AE6924B2157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18"><draw:image xlink:href="Pictures/200000090006735F00051AE62A27581C.wmf" xlink:type="simple" xlink:show="embed" xlink:actuate="onLoad"/></draw:frame></text:p>
      <text:p text:style-name="Standard"><text:span text:style-name="T1">xx</text:span></text:p>
      <text:p text:style-name="Standard"><text:span text:style-name="T1">Wiederanrufe</text:span></text:p>
      <text:p text:style-name="Standard"><text:soft-page-break/><draw:frame draw:style-name="fr1" text:anchor-type="as-char" svg:width="19.973cm" svg:height="15.847cm" draw:z-index="19"><draw:image xlink:href="Pictures/2000000900081044000665BB1ECF9724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3.597cm" svg:height="16.903cm" draw:z-index="20"><draw:image xlink:href="Pictures/20000009000986D10006D314EBDE1B27.wmf" xlink:type="simple" xlink:show="embed" xlink:actuate="onLoad"/></draw:frame></text:p>
      <text:p text:style-name="Standard"><text:span text:style-name="T1">xx</text:span></text:p>
      <text:p text:style-name="Standard"><text:span text:style-name="T1">Anrufende</text:span></text:p>
      <text:p text:style-name="Standard"><text:soft-page-break/><draw:frame draw:style-name="fr1" text:anchor-type="as-char" svg:width="17.567cm" svg:height="13.651cm" draw:z-index="21"><draw:image xlink:href="Pictures/200000090007177F000582C4DC764CD0.wmf" xlink:type="simple" xlink:show="embed" xlink:actuate="onLoad"/></draw:frame></text:p>
      <text:p text:style-name="Standard"><text:span text:style-name="T1">xx</text:span></text:p>
      <text:p text:style-name="Standard"><text:span text:style-name="T1">Abgewiesen</text:span></text:p>
      <text:p text:style-name="Standard"><text:soft-page-break/><draw:frame draw:style-name="fr1" text:anchor-type="as-char" svg:width="17.567cm" svg:height="13.651cm" draw:z-index="22"><draw:image xlink:href="Pictures/200000090007177F000582C410F756E4.wmf" xlink:type="simple" xlink:show="embed" xlink:actuate="onLoad"/></draw:frame></text:p>
      <text:p text:style-name="Standard"><text:span text:style-name="T1">xx</text:span></text:p>
      <text:p text:style-name="Standard"><text:span text:style-name="T1">Ergebnisse / Layoutgraphik / Durchsatz</text:span><text:soft-page-break/><draw:frame draw:style-name="fr1" text:anchor-type="as-char" svg:width="27.09cm" svg:height="19.681cm" draw:z-index="23"><draw:image xlink:href="Pictures/20000009000AEFBA0007F2312235A64C.wmf" xlink:type="simple" xlink:show="embed" xlink:actuate="onLoad"/></draw:frame><text:span text:style-name="T1">xx</text:span></text:p>
      <text:p text:style-name="Standard"><text:span text:style-name="T1">Telephonanlage C</text:span></text:p>
      <text:p text:style-name="P1"/>
      <text:p text:style-name="Standard"><text:span text:style-name="T1">VorTelephon schickt Anrufe zurück bei belegtem Telephon !!!!</text:span></text:p>
      <text:p text:style-name="Standard"><text:span text:style-name="T1">xx</text:span></text:p>
      <text:p text:style-name="Standard"><text:soft-page-break/><draw:frame draw:style-name="fr1" text:anchor-type="as-char" svg:width="27.09cm" svg:height="19.681cm" draw:z-index="24"><draw:image xlink:href="Pictures/20000009000AEFBA0007F231DDE07929.wmf" xlink:type="simple" xlink:show="embed" xlink:actuate="onLoad"/></draw:frame></text:p>
      <text:p text:style-name="Standard"><text:span text:style-name="T1">xx</text:span></text:p>
      <text:p text:style-name="Standard"><text:span text:style-name="T1">Abgehende Gespräche</text:span></text:p>
      <text:p text:style-name="Standard"><text:soft-page-break/><draw:frame draw:style-name="fr1" text:anchor-type="as-char" svg:width="21.534cm" svg:height="13.995cm" draw:z-index="25"><draw:image xlink:href="Pictures/200000090008B19A0005A652A19BC165.wmf" xlink:type="simple" xlink:show="embed" xlink:actuate="onLoad"/></draw:frame></text:p>
      <text:p text:style-name="Standard"><text:span text:style-name="T1">xx</text:span></text:p>
      <text:p text:style-name="Standard"><text:span text:style-name="T1">Alle ausgehenden Anrufe</text:span></text:p>
      <text:p text:style-name="Standard"><text:soft-page-break/><draw:frame draw:style-name="fr1" text:anchor-type="as-char" svg:width="15.977cm" svg:height="12.645cm" draw:z-index="26"><draw:image xlink:href="Pictures/200000090006735F00051AE6A34994D0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27"><draw:image xlink:href="Pictures/200000090006735F00051AE6B265F316.wmf" xlink:type="simple" xlink:show="embed" xlink:actuate="onLoad"/></draw:frame></text:p>
      <text:p text:style-name="Standard"><text:span text:style-name="T1">xx</text:span></text:p>
      <text:p text:style-name="Standard"><text:span text:style-name="T1">Wiederanrufe_1</text:span></text:p>
      <text:p text:style-name="Standard"><text:soft-page-break/><draw:frame draw:style-name="fr1" text:anchor-type="as-char" svg:width="19.973cm" svg:height="15.847cm" draw:z-index="28"><draw:image xlink:href="Pictures/2000000900081044000665BBBD1E0B53.wmf" xlink:type="simple" xlink:show="embed" xlink:actuate="onLoad"/></draw:frame></text:p>
      <text:p text:style-name="Standard"><text:span text:style-name="T1">xx</text:span></text:p>
      <text:p text:style-name="Standard"><text:span text:style-name="T1">Ausgehend frei</text:span></text:p>
      <text:p text:style-name="Standard"><text:soft-page-break/><draw:frame draw:style-name="fr1" text:anchor-type="as-char" svg:width="15.977cm" svg:height="12.645cm" draw:z-index="29"><draw:image xlink:href="Pictures/200000090006735F00051AE656B68A34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30"><draw:image xlink:href="Pictures/200000090006735F00051AE6ACF21CF2.wmf" xlink:type="simple" xlink:show="embed" xlink:actuate="onLoad"/></draw:frame></text:p>
      <text:p text:style-name="Standard"><text:span text:style-name="T1">xx</text:span></text:p>
      <text:p text:style-name="Standard"><text:span text:style-name="T1">VorTelephon</text:span></text:p>
      <text:p text:style-name="Standard"><text:soft-page-break/><draw:frame draw:style-name="fr1" text:anchor-type="as-char" svg:width="15.977cm" svg:height="12.645cm" draw:z-index="31"><draw:image xlink:href="Pictures/200000090006735F00051AE60FCCC710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32"><draw:image xlink:href="Pictures/200000090006735F00051AE6049B7F26.wmf" xlink:type="simple" xlink:show="embed" xlink:actuate="onLoad"/></draw:frame></text:p>
      <text:p text:style-name="Standard"><text:span text:style-name="T1">xx</text:span></text:p>
      <text:p text:style-name="Standard"><text:span text:style-name="T1">Durchsatz</text:span></text:p>
      <text:p text:style-name="Standard"><text:soft-page-break/><draw:frame draw:style-name="fr1" text:anchor-type="as-char" svg:width="27.09cm" svg:height="19.681cm" draw:z-index="33"><draw:image xlink:href="Pictures/20000009000AEFBA0007F231282F6BBB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7.09cm" svg:height="19.681cm" draw:z-index="34"><draw:image xlink:href="Pictures/20000009000AEFBA0007F231460CBB89.wmf" xlink:type="simple" xlink:show="embed" xlink:actuate="onLoad"/></draw:frame></text:p>
      <text:p text:style-name="Standard"><text:span text:style-name="T1">xx</text:span></text:p>
      <text:p text:style-name="Standard"><text:span text:style-name="T1">Telephonanlage D</text:span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35"><draw:image xlink:href="Pictures/200000090009E6860007878811F8E820.wmf" xlink:type="simple" xlink:show="embed" xlink:actuate="onLoad"/></draw:frame></text:p>
      <text:p text:style-name="Standard"><text:span text:style-name="T1">xx</text:span></text:p>
      <text:p text:style-name="Standard"><text:span text:style-name="T1">Telefonverteiler</text:span></text:p>
      <text:p text:style-name="Standard"><text:soft-page-break/><draw:frame draw:style-name="fr1" text:anchor-type="as-char" svg:width="15.977cm" svg:height="12.645cm" draw:z-index="36"><draw:image xlink:href="Pictures/200000090006735F00051AE62DB8CE34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5.977cm" svg:height="12.645cm" draw:z-index="37"><draw:image xlink:href="Pictures/200000090006735F00051AE67F5A5144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3.597cm" svg:height="16.903cm" draw:z-index="38"><draw:image xlink:href="Pictures/20000009000986D10006D314DB9F32E8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17.567cm" svg:height="13.651cm" draw:z-index="39"><draw:image xlink:href="Pictures/200000090007177F000582C4B749FA57.wmf" xlink:type="simple" xlink:show="embed" xlink:actuate="onLoad"/></draw:frame></text:p>
      <text:p text:style-name="P1"/>
      <text:p text:style-name="Standard"><text:span text:style-name="T1">xx</text:span></text:p>
      <text:p text:style-name="Standard"><text:span text:style-name="T1">xx</text:span></text:p>
      <text:p text:style-name="P1"/>
      <text:p text:style-name="Standard"><text:soft-page-break/><draw:frame draw:style-name="fr1" text:anchor-type="as-char" svg:width="24.523cm" svg:height="18.65cm" draw:z-index="40"><draw:image xlink:href="Pictures/200000090009E6860007878804202917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41"><draw:image xlink:href="Pictures/200000090009E6860007878842FA9920.wmf" xlink:type="simple" xlink:show="embed" xlink:actuate="onLoad"/></draw:frame></text:p>
      <text:p text:style-name="Standard"><text:span text:style-name="T1">xx</text:span></text:p>
      <text:p text:style-name="Standard"><text:span text:style-name="T1">3.3 Statistik</text:span></text:p>
      <text:p text:style-name="Standard"><text:span text:style-name="T1">xx</text:span></text:p>
      <text:p text:style-name="P1"/>
      <text:p text:style-name="Standard"><text:span text:style-name="T1">xx richtig:</text:span></text:p>
      <text:p text:style-name="Standard"><text:soft-page-break/><draw:frame draw:style-name="fr1" text:anchor-type="as-char" svg:width="7.856cm" svg:height="11.031cm" draw:z-index="42"><draw:image xlink:href="Pictures/2000000900032C0B00047416DBBAB96D.wmf" xlink:type="simple" xlink:show="embed" xlink:actuate="onLoad"/></draw:frame></text:p>
      <text:p text:style-name="Standard"><text:span text:style-name="T1">Anrufer pro Tag:</text:span></text:p>
      <text:p text:style-name="P1"/>
      <text:p text:style-name="Standard"><text:soft-page-break/><draw:frame draw:style-name="fr1" text:anchor-type="as-char" svg:width="24.523cm" svg:height="18.65cm" draw:z-index="43"><draw:image xlink:href="Pictures/200000090009E686000787885F43402B.wmf" xlink:type="simple" xlink:show="embed" xlink:actuate="onLoad"/></draw:frame></text:p>
      <text:p text:style-name="Standard"><text:span text:style-name="T1">Ergebnisse Zeitenhistogramm "Verkäufer" </text:span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44"><draw:image xlink:href="Pictures/200000090009E6860007878886E4AEC8.wmf" xlink:type="simple" xlink:show="embed" xlink:actuate="onLoad"/></draw:frame></text:p>
      <text:p text:style-name="Standard"><text:span text:style-name="T1">xx</text:span></text:p>
      <text:p text:style-name="Standard"><text:span text:style-name="T1">Ergebnisse Zeitenhistogramm "Verkäufer_1" </text:span></text:p>
      <text:p text:style-name="Standard"><text:soft-page-break/><draw:frame draw:style-name="fr1" text:anchor-type="as-char" svg:width="24.523cm" svg:height="18.65cm" draw:z-index="45"><draw:image xlink:href="Pictures/200000090009E68600078788E8B8EB45.wmf" xlink:type="simple" xlink:show="embed" xlink:actuate="onLoad"/></draw:frame></text:p>
      <text:p text:style-name="Standard"><text:span text:style-name="T1">xx</text:span></text:p>
      <text:p text:style-name="P1"/>
      <text:p text:style-name="Standard"><text:soft-page-break/><draw:frame draw:style-name="fr1" text:anchor-type="as-char" svg:width="24.523cm" svg:height="18.65cm" draw:z-index="46"><draw:image xlink:href="Pictures/200000090009E6860007878867756068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47"><draw:image xlink:href="Pictures/200000090009E6860007878883582CFF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48"><draw:image xlink:href="Pictures/200000090009E68600078788B1D6AFE4.wmf" xlink:type="simple" xlink:show="embed" xlink:actuate="onLoad"/></draw:frame></text:p>
      <text:p text:style-name="Standard"><text:span text:style-name="T1">xx</text:span></text:p>
      <text:p text:style-name="P1"/>
      <text:p text:style-name="Standard"><text:span text:style-name="T1">nun mit arbeitsstation bei abgewiesenen Anrufern</text:span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49"><draw:image xlink:href="Pictures/200000090009E68600078788892C4442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3.597cm" svg:height="16.903cm" draw:z-index="50"><draw:image xlink:href="Pictures/20000009000986D10006D314F0AA74AE.wmf" xlink:type="simple" xlink:show="embed" xlink:actuate="onLoad"/></draw:frame></text:p>
      <text:p text:style-name="P1"/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51"><draw:image xlink:href="Pictures/200000090009E68600078788D3FED44E.wmf" xlink:type="simple" xlink:show="embed" xlink:actuate="onLoad"/></draw:frame></text:p>
      <text:p text:style-name="Standard"><text:span text:style-name="T1">xx</text:span></text:p>
      <text:p text:style-name="Standard"><text:soft-page-break/><draw:frame draw:style-name="fr1" text:anchor-type="as-char" svg:width="24.523cm" svg:height="18.65cm" draw:z-index="52"><draw:image xlink:href="Pictures/200000090009E6860007878890BE66D8.wmf" xlink:type="simple" xlink:show="embed" xlink:actuate="onLoad"/></draw:frame></text:p>
      <text:p text:style-name="Standard"><text:span text:style-name="T1">xx</text:span></text:p>
      <text:p text:style-name="P1"/>
      <text:p text:style-name="Standard"><text:span text:style-name="T1">xx</text:span></text:p>
      <text:p text:style-name="Standard"><text:span text:style-name="T1">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3" meta:object-count="0" meta:page-count="53" meta:paragraph-count="149" meta:word-count="155" meta:character-count="925" meta:non-whitespace-character-count="811"/>
    <meta:generator>LibreOffice/3.6$Windows_x86 LibreOffice_project/e183d5b-f8ccaf6-3804794-95b4be8-895629</meta:generator>
  </office:meta>
</office:document-meta>
</file>